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29b" officeooo:paragraph-rsid="001a329b"/>
    </style:style>
    <style:style style:name="P2" style:family="paragraph" style:parent-style-name="Standard">
      <style:text-properties officeooo:rsid="001b44a3" officeooo:paragraph-rsid="001b44a3"/>
    </style:style>
    <style:style style:name="P3" style:family="paragraph" style:parent-style-name="Standard">
      <style:text-properties officeooo:rsid="001a329b" officeooo:paragraph-rsid="001a329b"/>
    </style:style>
    <style:style style:name="P4" style:family="paragraph" style:parent-style-name="Standard">
      <style:text-properties officeooo:rsid="001dd6f8" officeooo:paragraph-rsid="001dd6f8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1 : </text:p>
      <text:p text:style-name="P2">Je crée une classe dérivée de JPanel.</text:p>
      <text:p text:style-name="P2">Je définis, au sein de cette classe dérivée, dans .paintComponent(), un background pour la classe.</text:p>
      <text:p text:style-name="P2">Quand j'instancie cette classe dans une fenêtre; mes propriétés de background n'apparaissent pas.</text:p>
      <text:p text:style-name="P2"/>
      <text:p text:style-name="P2">Cause : inconnue.</text:p>
      <text:p text:style-name="P2">Sol. créer, à l'aide d'une méthode .fillRect, un rectangle coloré de la dimension du panneau pour servir de background.</text:p>
      <text:p text:style-name="P4"><text:span text:style-name="T2">Sol. </text:span>ne pas oublier d'appeller super.paintComponent(g) dans la méthode paintComponent ainsi redéfinie.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09:37:57.324660628</meta:creation-date>
    <meta:generator>LibreOffice/5.1.4.2$Linux_X86_64 LibreOffice_project/10m0$Build-2</meta:generator>
    <dc:date>2017-01-13T15:13:57.249668172</dc:date>
    <meta:editing-duration>PT2H15M19S</meta:editing-duration>
    <meta:editing-cycles>3</meta:editing-cycles>
    <meta:document-statistic meta:table-count="0" meta:image-count="0" meta:object-count="0" meta:page-count="1" meta:paragraph-count="7" meta:word-count="71" meta:character-count="476" meta:non-whitespace-character-count="411"/>
  </office:meta>
</office:document-meta>
</file>